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hriftart: Roboto Mono</text:p>
      <text:p text:style-name="Standard"/>
      <text:p text:style-name="Standard">Was ist 3-D Druck?</text:p>
      <text:p text:style-name="Standard"/>
      <text:p text:style-name="Standard">Beim 3-D-Druck handelt es sich um ein Fertigungsverfahren, bei dem Material gezielt Schicht für Schicht über einander aufgetragen wird und so ein dreidimensionaler Körper entsteht.</text:p>
      <text:p text:style-name="Standard">So unterscheidet sich der 3-D-Druck von Fertigungsverfahren wie Sägen, Fräsen und Schneiden, da diese Fertigungsverfahren das entfernen, von Material von einem Objekt beinhalten. Dies hat zum Vorteil, dass keine Späne entsteht, welche entsorgt, kompostiert oder eingeschmolzen werden muss. Beispielsweise wird beim Fräsen von Metall etwa 50 % bis 60 % des Materials in Form von Spänen entfernt.</text:p>
      <text:p text:style-name="Standard"/>
      <text:p text:style-name="Standard">Typische Werkstoffe für den 3-D-Druck sind Kunststoff, Kunstharz und Metall. Jedoch lassen sich beim 3-D-Druck fast alle Materialien verarbeiten. Wichtig ist, dass sich das Material von einem beweglichen Zustand schnell härten lässt. Beispielsweise durch schmelzen und abkühlen.</text:p>
      <text:p text:style-name="Standard"/>
      <text:p text:style-name="Standard">Es gibt viele verschiedene 3-D-Drucker, die alle unterschiedlich arbeiten. Die Einsatzgebiete finden sich im Hobby-Bereich, in der Industrie und in der Forschung zur Herstellung von Modellen, Prototypen, Werkzeugen, mechanischen Teilen und Produkten. Daneben gibt es Anwendungen im Häuserbau sowie in der Kunst und in der Medizin.</text:p>
      <text:p text:style-name="Standard"/>
      <text:p text:style-name="Standard">Wie funktioniert ein 3-D-Drucker?</text:p>
      <text:p text:style-name="Standard"/>
      <text:p text:style-name="Standard">Um etwas drucken zu können, benötigt man ein digitales 3-D-Modell. Damit der Drucker das Modell drucken kann, muss dieses in eine für den Drucker verständliche Sprache umgewandelt werden. Das Modell wird dazu in Schichten unterteilt. Jede dieser Schichten hat eine Form, welche sich in einem zweidimensionalen Koordinatensystem darstellen lässt. Diese Schichten kann der Drucker nun Schritt für Schritt nachbilden, indem ihm Punkte aus dem zweidimensionalen Koordinatensystem gesagt werden. So entsteht aus vielen zwei dimensionalen Formen Schicht für Schicht ein dreidimensionales Objekt. Wie die zweidimensionalen Formen nachgebildet werden, ist von dem verwendeten Druckverfahren abhängig.</text:p>
      <text:p text:style-name="Standard">3-D-Modelle können kostenlos heruntergeladen, in einem Onlineshop gekauft, gescannt oder mühsam am Rechner selbst konstruiert werden.</text:p>
      <text:p text:style-name="Standard"/>
      <text:p text:style-name="Standard">Die verschiedenen Druckverfahren.</text:p>
      <text:p text:style-name="Standard"/>
      <text:p text:style-name="Standard">Die Liste der Druckverfahren ist überwältigend. Jedoch ist die Anzahl derer, die bis heute relevant sind, ernüchternd. Im Folgenden werde ich die Funktionsweise der wichtigsten Verfahren erklären und deren Vor- und Nachteile erläutern.</text:p>
      <text:p text:style-name="Standard"/>
      <text:p text:style-name="Standard">FDM</text:p>
      <text:p text:style-name="Standard">Das bekannteste 3-D-Druck Verfahren ist wohl der FDM Druck. Das liegt daran, dass FDM Drucker immer günstiger werden und einfach zu bedienen sind.</text:p>
      <text:p text:style-name="Standard">Bei diesem Verfahren wird eine Düse erhitzt, die sich Computer gesteuert bewegen lässt. Die Düse befindet sich über einer Fläche, dem Druckbett. Auf dieser Oberfläche wird das gesamte Objekt gedruckt. Durch die Düse wird ein Kunststoff-Draht gedrückt, welcher anfängt zu schmelzen. Nun kann durch die Bewegung der Düse exakt jede einzelne Schicht eines 3-D-Modells auf dem Druckbett nachgebildet werden. Das ganze ist vergleichbar mit einer Tortenspritze, mit der geschmolzene Schokolade auf eine Torte aufgetragen wird.</text:p>
      <text:p text:style-name="Standard">Um große Teile eines Objektes zu drucken, die frei in der Luft liegen und nicht direkt durch eine darunterliegende Schicht oder das Druckbett gestützt werden, benötigt man Stützstruckturen. Diese, wie der Name bereits sagt, stützen das Teil und geben ihm halt. Die Stützstruckturen lassen sich <text:soft-page-break/>nach dem Druck leicht entfernen.</text:p>
      <text:p text:style-name="Standard">Der verwendete Kunststoff-Draht, auch Filament genannt, kann aus allen möglichen Kunststoffen bestehen, die sich schmelzen lassen. Geforscht wird auch an Mischungen zwischen Kunststoff und anderen Materialien wie Metallpulver oder Holzspäne.</text:p>
      <text:p text:style-name="Standard">Damit sich das zu druckende Objekt nicht während des Druckens bewegt, wird bei fast allen FDM Druckern das Druckbett erhitzt. So haftet die erste Schicht besser und verrutscht nicht.</text:p>
      <text:p text:style-name="Standard">Es können statt Kunststoff auch Pasten durch eine Düse gespritzt werden. So wird zum Beispiel an großen Druckern geforscht, die mit Beton Häuser drucken.</text:p>
      <text:p text:style-name="Standard"/>
      <text:p text:style-name="Standard">Vorteile des FDM Drucks:</text:p>
      <text:p text:style-name="Standard">-Drucker sind günstig</text:p>
      <text:p text:style-name="Standard">-Filamente sind günstig</text:p>
      <text:p text:style-name="Standard">-Das Druckverfahren ist verhältnismäßig schnell</text:p>
      <text:p text:style-name="Standard">-Eignet sich für mechanische Teile</text:p>
      <text:p text:style-name="Standard">-Kann kleine und große Objekte gleich gut drucken</text:p>
      <text:p text:style-name="Standard">-Einfach zu bedienen</text:p>
      <text:p text:style-name="Standard"/>
      <text:p text:style-name="Standard">Nachteile des FDM Drucks:</text:p>
      <text:p text:style-name="Standard">-Große Überhänge benötigen Stützstruckturen</text:p>
      <text:p text:style-name="Standard">-Schichten sind sichtbar</text:p>
      <text:p text:style-name="Standard"/>
      <text:p text:style-name="Standard">SLA</text:p>
      <text:p text:style-name="Standard">Der SLA Druck ist das älteste Druckverfahren. Die genaue Technik hat sich über die Zeit verändert. Ich stelle daher nur die modernste Variante vor.</text:p>
      <text:p text:style-name="Standard">Bei dieser Technik wird eine kleine Platte in ein Becken getaucht, welches mit einer Flüssigkeit gefüllt ist. Diese Flüssigkeit wird hart, wenn sie mit Licht in Berührung kommt. Der Boden des Beckens ist durchsichtig. Die Platte lässt sich in dem Becken nach oben und unten bewegen.</text:p>
      <text:p text:style-name="Standard">Um den Druck zu starten, fährt die Platte bis fast auf den Grund des Beckens, sodass sich ein kleiner Spalt zwischen dem Grund des Beckens und der Platte befindet. Zwischen diesen Spalt befindet sich nun auch die Flüssigkeit. Ein feiner Laser bildet nun die erste Schicht des 3-D-Modelles nach, indem er durch den Boden des Beckens die Flüssigkeit unter dem Druckbett härtet. Für die nächste Schicht fährt der Drucker das Druckbett ein wenig nach oben. Nun ist wieder ein wenig Flüssigkeit zwischen der ersten Schicht und dem Grund des Beckens. Die nächste Schicht wird mit dem Laser gehärtet, wobei sie sich mit der Schicht darüber verbindet. Dieser Vorgang wird so oft wiederholt, bis das gesamte Objekt fertig ist.</text:p>
      <text:p text:style-name="Standard"/>
      <text:p text:style-name="Standard">Vorteile des SLA Drucks:</text:p>
      <text:p text:style-name="Standard">-Drucker sind günstig</text:p>
      <text:p text:style-name="Standard">-Druckt wahnsinnig präzise und detailreich</text:p>
      <text:p text:style-name="Standard">-Erzeugt sehr glatte Oberflächen</text:p>
      <text:p text:style-name="Standard">-Kann Überhänge drucken</text:p>
      <text:p text:style-name="Standard">-Einfach zu bedienen</text:p>
      <text:p text:style-name="Standard"/>
      <text:p text:style-name="Standard">Nachteile des SLA Drucks:</text:p>
      <text:p text:style-name="Standard">-Objekte sind zerbrechlich</text:p>
      <text:p text:style-name="Standard">-Die zum drucken verwendete Flüssigkeit ist nicht günstig</text:p>
      <text:p text:style-name="Standard"/>
      <text:p text:style-name="Standard">SLS</text:p>
      <text:p text:style-name="Standard">In der Industrie kommen immer öfter SLS Drucker zum Einsatz. Diese Drucker können aus Kunststoff- oder Titanpulver hochkomplexe Objekt herstellen. Man kann sich einen SLS Drucker vorstellen wie einen umgedrehten SLA Drucker. Für eine Schicht des zu druckenden Objektes wird jeweils eine dünne Schicht Pulver auf das Druckbett aufgetragen. Ähnlich zum SLA Drucker bildet <text:soft-page-break/>ein Laser die Schichten des Objektes nach. Jedoch schmelzt der Laser dafür Titan oder Kunststoff Partikel zusammen, um sie zu härten. Nachdem der Druck fertig ist, wird überschüssiges Pulver abgesaugt, um beim nächsten Druck wieder verwendet zu werden.</text:p>
      <text:p text:style-name="Standard">Der SLS Drucker ist der bis jetzt einzige ausgereift Drucker um Objekte aus Metall herstellen zu können.</text:p>
      <text:p text:style-name="Standard">Beim Bau von Flugzeugen versucht man möglichst Gewicht zu sparen, da ein höheres Gewicht von Flugzeugen mehr Sprit zum Abheben bedeutet. Erst durch SLS Drucke können Bauteile leichter hergestellt werden, da man gezielt an bestimmten Stellen Material weglassen kann.</text:p>
      <text:p text:style-name="Standard"/>
      <text:p text:style-name="Standard">Vorteile des SLS Drucks:</text:p>
      <text:p text:style-name="Standard">-Sehr stabile drucke</text:p>
      <text:p text:style-name="Standard">-Eignet sich für Mechanische Teile</text:p>
      <text:p text:style-name="Standard">-Kann problemlos Überhänge drucken</text:p>
      <text:p text:style-name="Standard">-Industrie tauglich</text:p>
      <text:p text:style-name="Standard"/>
      <text:p text:style-name="Standard">Nachteile des SLS Drucks:</text:p>
      <text:p text:style-name="Standard">-Drucker sind sehr teuer</text:p>
      <text:p text:style-name="Standard">-Material ist sehr teuer</text:p>
      <text:p text:style-name="Standard">-Objekte haben eine raue Oberfläche</text:p>
      <text:p text:style-name="Standard">-Die Bedienung ist eine Wissenschaft für s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ksi Braun</meta:initial-creator>
    <meta:creation-date>2020-11-03T20:27:36.13</meta:creation-date>
    <dc:date>2020-11-04T20:37:14.76</dc:date>
    <dc:creator>Aleksi Braun</dc:creator>
    <meta:editing-duration>PT12H31M18S</meta:editing-duration>
    <meta:editing-cycles>11</meta:editing-cycles>
    <meta:generator>OpenOffice/4.1.7$Win32 OpenOffice.org_project/417m1$Build-9800</meta:generator>
    <meta:document-statistic meta:table-count="0" meta:image-count="0" meta:object-count="0" meta:page-count="3" meta:paragraph-count="55" meta:word-count="1012" meta:character-count="6927"/>
  </office:meta>
</office:document-meta>
</file>